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center" draw:textarea-vertical-align="middle"/>
    </style:style>
    <style:style style:name="gr2" style:family="graphic" style:parent-style-name="measure">
      <style:graphic-properties draw:textarea-horizontal-align="center" draw:textarea-vertical-align="middle"/>
    </style:style>
    <style:style style:name="P1" style:family="paragraph">
      <style:paragraph-properties fo:text-align="center"/>
      <style:text-properties fo:font-size="14pt" style:font-size-asian="14pt" style:font-size-complex="14pt"/>
    </style:style>
    <style:style style:name="P2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rect draw:style-name="gr1" draw:text-style-name="P1" draw:layer="layout" svg:width="2cm" svg:height="2cm" svg:x="2.3cm" svg:y="3.2cm">
          <text:p text:style-name="P1">ACK=4</text:p>
        </draw:rect>
        <draw:measure draw:style-name="gr2" draw:text-style-name="P3" draw:layer="measurelines" svg:x1="2.3cm" svg:y1="6.9cm" svg:x2="4.3cm" svg:y2="6.9cm">
          <text:p text:style-name="P2"><text:measure text:kind="gap"/>2byte</text:p>
        </draw:measure>
        <draw:measure draw:style-name="gr2" draw:text-style-name="P3" draw:layer="layout" svg:x1="4.3cm" svg:y1="6.9cm" svg:x2="6.3cm" svg:y2="6.9cm">
          <text:p text:style-name="P2"><text:measure text:kind="gap"/>2byte</text:p>
        </draw:measure>
        <draw:rect draw:style-name="gr1" draw:text-style-name="P1" draw:layer="layout" svg:width="2cm" svg:height="2cm" svg:x="4.3cm" svg:y="3.2cm">
          <text:p text:style-name="P1">ブロック</text:p>
          <text:p text:style-name="P1">番号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ＭＳ Ｐ明朝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3.7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0-11-30T09:07:13.89</meta:creation-date>
    <dc:date>2010-11-30T21:01:07.53</dc:date>
    <meta:editing-duration>PT11H53M51S</meta:editing-duration>
    <meta:editing-cycles>5</meta:editing-cycles>
    <meta:generator>OpenOffice.org/3.2$Win32 OpenOffice.org_project/320m18$Build-9502</meta:generator>
    <meta:document-statistic meta:object-count="4"/>
  </office:meta>
</office:document-meta>
</file>